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Lohit Hindi2" svg:font-family="'Lohit Hindi'"/>
    <style:font-face style:name="Liberation Serif1" svg:font-family="'Liberation Serif'" style:font-family-generic="roman"/>
    <style:font-face style:name="Apple Chancery" svg:font-family="'Apple Chancery'" style:font-pitch="variable"/>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shadow="none"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12659"/>
    </style:style>
    <style:style style:name="P10" style:family="paragraph" style:parent-style-name="Standard">
      <style:text-properties officeooo:rsid="001fee87" officeooo:paragraph-rsid="00387e7f"/>
    </style:style>
    <style:style style:name="P11"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2" style:family="paragraph" style:parent-style-name="Standard">
      <style:text-properties fo:font-weight="bold" officeooo:rsid="001fee87" officeooo:paragraph-rsid="001fee87" style:font-weight-asian="bold" style:font-weight-complex="bold"/>
    </style:style>
    <style:style style:name="P13" style:family="paragraph" style:parent-style-name="Standard">
      <style:text-properties fo:font-weight="bold" officeooo:rsid="001fee87" officeooo:paragraph-rsid="00212a6c" style:font-weight-asian="bold" style:font-weight-complex="bold"/>
    </style:style>
    <style:style style:name="P14" style:family="paragraph" style:parent-style-name="Standard">
      <style:text-properties officeooo:rsid="0025145f" officeooo:paragraph-rsid="001fee87"/>
    </style:style>
    <style:style style:name="P15" style:family="paragraph" style:parent-style-name="Standard">
      <style:text-properties officeooo:rsid="0025145f" officeooo:paragraph-rsid="003ab53d"/>
    </style:style>
    <style:style style:name="P16" style:family="paragraph" style:parent-style-name="Standard">
      <style:text-properties officeooo:rsid="002999fc"/>
    </style:style>
    <style:style style:name="P17" style:family="paragraph" style:parent-style-name="Standard">
      <style:text-properties officeooo:rsid="001b77b5"/>
    </style:style>
    <style:style style:name="P18" style:family="paragraph" style:parent-style-name="Standard">
      <style:text-properties officeooo:rsid="001b77b5" officeooo:paragraph-rsid="001b77b5"/>
    </style:style>
    <style:style style:name="P19" style:family="paragraph" style:parent-style-name="Standard">
      <style:text-properties officeooo:paragraph-rsid="00212a6c"/>
    </style:style>
    <style:style style:name="P20" style:family="paragraph" style:parent-style-name="Standard">
      <style:text-properties officeooo:paragraph-rsid="002c5d65"/>
    </style:style>
    <style:style style:name="P21" style:family="paragraph" style:parent-style-name="Standard">
      <style:text-properties officeooo:rsid="002e7ecc" officeooo:paragraph-rsid="002e7ecc"/>
    </style:style>
    <style:style style:name="P22" style:family="paragraph" style:parent-style-name="Standard">
      <style:text-properties officeooo:rsid="003002ae" officeooo:paragraph-rsid="002e7ecc"/>
    </style:style>
    <style:style style:name="P23" style:family="paragraph" style:parent-style-name="Standard">
      <style:text-properties officeooo:rsid="002abdd2" officeooo:paragraph-rsid="002abdd2"/>
    </style:style>
    <style:style style:name="P24" style:family="paragraph" style:parent-style-name="Standard">
      <style:paragraph-properties fo:text-align="center" style:justify-single-word="false"/>
      <style:text-properties officeooo:rsid="00243df2" officeooo:paragraph-rsid="00243df2"/>
    </style:style>
    <style:style style:name="P25" style:family="paragraph" style:parent-style-name="Standard">
      <style:text-properties officeooo:rsid="0036aeee" officeooo:paragraph-rsid="0036aeee"/>
    </style:style>
    <style:style style:name="P26" style:family="paragraph" style:parent-style-name="Standard">
      <style:text-properties fo:font-style="italic" officeooo:rsid="001fee87" style:font-style-asian="italic" style:font-style-complex="italic"/>
    </style:style>
    <style:style style:name="P27"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28" style:family="paragraph" style:parent-style-name="Standard">
      <style:paragraph-properties fo:text-align="center" style:justify-single-word="false"/>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officeooo:paragraph-rsid="001fee87" style:font-style-asian="italic" style:font-style-complex="italic"/>
    </style:style>
    <style:style style:name="P30" style:family="paragraph" style:parent-style-name="Standard">
      <style:text-properties officeooo:rsid="0027a9c8" officeooo:paragraph-rsid="001b77b5"/>
    </style:style>
    <style:style style:name="P31" style:family="paragraph" style:parent-style-name="Standard" style:master-page-name="Standard">
      <style:paragraph-properties style:page-number="auto"/>
      <style:text-properties officeooo:rsid="001fee87"/>
    </style:style>
    <style:style style:name="P32" style:family="paragraph" style:parent-style-name="Standard">
      <style:text-properties officeooo:rsid="003ab53d" officeooo:paragraph-rsid="0036aeee"/>
    </style:style>
    <style:style style:name="P33" style:family="paragraph" style:parent-style-name="Standard">
      <style:text-properties fo:font-weight="bold" officeooo:rsid="00373174" officeooo:paragraph-rsid="00373174" style:font-weight-asian="bold" style:font-weight-complex="bold"/>
    </style:style>
    <style:style style:name="P34" style:family="paragraph" style:parent-style-name="Standard">
      <style:text-properties fo:font-weight="bold" officeooo:rsid="00373174" officeooo:paragraph-rsid="00387e7f" style:font-weight-asian="bold" style:font-weight-complex="bold"/>
    </style:style>
    <style:style style:name="P35" style:family="paragraph" style:parent-style-name="Standard">
      <style:paragraph-properties fo:text-align="center" style:justify-single-word="false"/>
      <style:text-properties fo:font-weight="bold" officeooo:rsid="001fee87" officeooo:paragraph-rsid="005eab15" style:font-weight-asian="bold" style:font-weight-complex="bold"/>
    </style:style>
    <style:style style:name="P36" style:family="paragraph" style:parent-style-name="Standard">
      <style:paragraph-properties fo:text-align="center" style:justify-single-word="false"/>
      <style:text-properties fo:font-weight="bold" officeooo:rsid="0036aeee" officeooo:paragraph-rsid="005eab15" style:font-weight-asian="bold" style:font-weight-complex="bold"/>
    </style:style>
    <style:style style:name="P37" style:family="paragraph" style:parent-style-name="Standard">
      <style:text-properties officeooo:rsid="00373174" officeooo:paragraph-rsid="00373174"/>
    </style:style>
    <style:style style:name="P38" style:family="paragraph" style:parent-style-name="Standard">
      <style:text-properties officeooo:rsid="00373174" officeooo:paragraph-rsid="00387e7f"/>
    </style:style>
    <style:style style:name="P39"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0"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1"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3" style:family="paragraph" style:parent-style-name="Standard">
      <style:text-properties fo:font-style="italic" officeooo:paragraph-rsid="004a9b0f" style:font-style-asian="italic" style:font-style-complex="italic"/>
    </style:style>
    <style:style style:name="P44" style:family="paragraph" style:parent-style-name="Standard">
      <style:paragraph-properties fo:text-align="center" style:justify-single-word="false"/>
      <style:text-properties fo:font-style="italic" officeooo:paragraph-rsid="004e61a6" style:font-style-asian="italic" style:font-style-complex="italic"/>
    </style:style>
    <style:style style:name="P45" style:family="paragraph" style:parent-style-name="Standard">
      <style:paragraph-properties fo:text-align="center" style:justify-single-word="false"/>
      <style:text-properties fo:font-style="italic" officeooo:paragraph-rsid="004ebdda" style:font-style-asian="italic" style:font-style-complex="italic"/>
    </style:style>
    <style:style style:name="P46" style:family="paragraph" style:parent-style-name="Standard">
      <style:paragraph-properties fo:text-align="center" style:justify-single-word="false"/>
      <style:text-properties fo:font-style="italic" officeooo:paragraph-rsid="0054be49" style:font-style-asian="italic" style:font-style-complex="italic"/>
    </style:style>
    <style:style style:name="P47" style:family="paragraph" style:parent-style-name="Standard">
      <style:paragraph-properties fo:text-align="start" style:justify-single-word="false"/>
      <style:text-properties fo:font-style="italic" officeooo:paragraph-rsid="0054be49" style:font-style-asian="italic" style:font-style-complex="italic"/>
    </style:style>
    <style:style style:name="P48" style:family="paragraph" style:parent-style-name="Standard">
      <style:text-properties officeooo:rsid="003f06f9" officeooo:paragraph-rsid="001b77b5"/>
    </style:style>
    <style:style style:name="P49" style:family="paragraph" style:parent-style-name="Standard">
      <style:text-properties officeooo:rsid="001b77b5"/>
    </style:style>
    <style:style style:name="P50" style:family="paragraph" style:parent-style-name="Standard">
      <style:text-properties officeooo:rsid="001fee87"/>
    </style:style>
    <style:style style:name="P51" style:family="paragraph" style:parent-style-name="Standard">
      <style:text-properties officeooo:rsid="001fee87" officeooo:paragraph-rsid="001fee87"/>
    </style:style>
    <style:style style:name="P52" style:family="paragraph" style:parent-style-name="Standard">
      <style:paragraph-properties fo:text-align="justify" style:justify-single-word="false"/>
      <style:text-properties officeooo:rsid="001fee87" officeooo:paragraph-rsid="005af861"/>
    </style:style>
    <style:style style:name="P53" style:family="paragraph" style:parent-style-name="Standard">
      <style:paragraph-properties fo:text-align="center" style:justify-single-word="false"/>
      <style:text-properties officeooo:rsid="001fee87" officeooo:paragraph-rsid="00480514"/>
    </style:style>
    <style:style style:name="P54" style:family="paragraph" style:parent-style-name="Standard">
      <style:paragraph-properties fo:text-align="center" style:justify-single-word="false"/>
      <style:text-properties officeooo:rsid="001fee87" officeooo:paragraph-rsid="005af861"/>
    </style:style>
    <style:style style:name="P55" style:family="paragraph" style:parent-style-name="Standard">
      <style:text-properties officeooo:rsid="001fee87" officeooo:paragraph-rsid="00212a6c"/>
    </style:style>
    <style:style style:name="P56" style:family="paragraph" style:parent-style-name="Standard">
      <style:text-properties officeooo:rsid="001fee87" officeooo:paragraph-rsid="005a70e8"/>
    </style:style>
    <style:style style:name="P57" style:family="paragraph" style:parent-style-name="Standard">
      <style:text-properties officeooo:rsid="001fee87" officeooo:paragraph-rsid="005af861"/>
    </style:style>
    <style:style style:name="P58" style:family="paragraph" style:parent-style-name="Standard">
      <style:paragraph-properties fo:text-align="justify" style:justify-single-word="false"/>
      <style:text-properties officeooo:rsid="0033b2db" officeooo:paragraph-rsid="0033b2db"/>
    </style:style>
    <style:style style:name="P59" style:family="paragraph" style:parent-style-name="Standard">
      <style:paragraph-properties fo:text-align="center" style:justify-single-word="false"/>
      <style:text-properties officeooo:paragraph-rsid="00497879"/>
    </style:style>
    <style:style style:name="P60" style:family="paragraph" style:parent-style-name="Standard">
      <style:paragraph-properties fo:text-align="start" style:justify-single-word="false"/>
      <style:text-properties officeooo:paragraph-rsid="00243df2"/>
    </style:style>
    <style:style style:name="P61" style:family="paragraph" style:parent-style-name="Standard">
      <style:paragraph-properties fo:text-align="start" style:justify-single-word="false"/>
      <style:text-properties officeooo:paragraph-rsid="0041dbf1"/>
    </style:style>
    <style:style style:name="P62" style:family="paragraph" style:parent-style-name="Standard">
      <style:paragraph-properties fo:text-align="start" style:justify-single-word="false"/>
      <style:text-properties officeooo:paragraph-rsid="0043ed36"/>
    </style:style>
    <style:style style:name="P63" style:family="paragraph" style:parent-style-name="Standard">
      <style:paragraph-properties fo:text-align="center" style:justify-single-word="false"/>
      <style:text-properties fo:font-size="16pt" officeooo:paragraph-rsid="00243df2" style:font-size-asian="16pt" style:font-size-complex="16pt"/>
    </style:style>
    <style:style style:name="P64" style:family="paragraph" style:parent-style-name="Standard">
      <style:text-properties style:font-name="Liberation Serif" fo:font-size="12pt" officeooo:paragraph-rsid="00480514" style:font-size-asian="12pt" style:font-size-complex="12pt"/>
    </style:style>
    <style:style style:name="P65"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6"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7" style:family="paragraph" style:parent-style-name="Standard">
      <style:text-properties style:font-name="Liberation Serif" fo:font-size="12pt" fo:font-style="normal" officeooo:paragraph-rsid="004a7db7" style:font-size-asian="12pt" style:font-style-asian="normal"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fo:font-weight="bold" officeooo:paragraph-rsid="00497879" style:font-size-asian="12pt" style:font-style-asian="normal" style:font-weight-asian="bold" style:font-size-complex="12pt" style:font-style-complex="normal" style:font-weight-complex="bold"/>
    </style:style>
    <style:style style:name="P71"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72" style:family="paragraph" style:parent-style-name="Standard">
      <style:text-properties fo:font-size="12pt" officeooo:rsid="0036aeee" officeooo:paragraph-rsid="0036aeee" style:font-size-asian="12pt" style:font-size-complex="12pt"/>
    </style:style>
    <style:style style:name="P73" style:family="paragraph" style:parent-style-name="Standard">
      <style:text-properties fo:font-size="12pt" officeooo:rsid="0036aeee" officeooo:paragraph-rsid="0060569c" style:font-size-asian="12pt" style:font-size-complex="12pt"/>
    </style:style>
    <style:style style:name="P74" style:family="paragraph" style:parent-style-name="Standard">
      <style:paragraph-properties fo:text-align="justify" style:justify-single-word="false"/>
      <style:text-properties fo:font-style="normal" fo:font-weight="normal" officeooo:rsid="001fee87" officeooo:paragraph-rsid="005af861" style:font-style-asian="normal" style:font-weight-asian="normal" style:font-style-complex="normal" style:font-weight-complex="normal"/>
    </style:style>
    <style:style style:name="P75" style:family="paragraph" style:parent-style-name="Standard">
      <style:text-properties officeooo:paragraph-rsid="004a9b0f"/>
    </style:style>
    <style:style style:name="P76" style:family="paragraph" style:parent-style-name="Standard">
      <style:paragraph-properties fo:text-align="justify" style:justify-single-word="false"/>
      <style:text-properties officeooo:paragraph-rsid="00480514"/>
    </style:style>
    <style:style style:name="P77" style:family="paragraph" style:parent-style-name="Standard">
      <style:paragraph-properties fo:text-align="justify" style:justify-single-word="false"/>
      <style:text-properties officeooo:paragraph-rsid="004c3f44"/>
    </style:style>
    <style:style style:name="P78" style:family="paragraph" style:parent-style-name="Standard">
      <style:paragraph-properties fo:text-align="justify" style:justify-single-word="false"/>
      <style:text-properties officeooo:paragraph-rsid="004ebdda"/>
    </style:style>
    <style:style style:name="P79" style:family="paragraph" style:parent-style-name="Standard">
      <style:paragraph-properties fo:text-align="justify" style:justify-single-word="false"/>
      <style:text-properties officeooo:paragraph-rsid="00537a88"/>
    </style:style>
    <style:style style:name="P80" style:family="paragraph" style:parent-style-name="Standard">
      <style:paragraph-properties fo:text-align="justify" style:justify-single-word="false"/>
      <style:text-properties officeooo:paragraph-rsid="0054be49"/>
    </style:style>
    <style:style style:name="P81" style:family="paragraph" style:parent-style-name="Standard">
      <style:text-properties officeooo:paragraph-rsid="0053008b"/>
    </style:style>
    <style:style style:name="P82" style:family="paragraph" style:parent-style-name="Standard">
      <style:text-properties officeooo:rsid="0036aeee" officeooo:paragraph-rsid="0036aeee"/>
    </style:style>
    <style:style style:name="P83" style:family="paragraph" style:parent-style-name="Standard">
      <style:paragraph-properties fo:text-align="justify" style:justify-single-word="false"/>
      <style:text-properties officeooo:rsid="0036aeee" officeooo:paragraph-rsid="005eab15"/>
    </style:style>
    <style:style style:name="P84" style:family="paragraph" style:parent-style-name="Standard">
      <style:paragraph-properties fo:text-align="justify" style:justify-single-word="false"/>
      <style:text-properties officeooo:rsid="0036aeee" officeooo:paragraph-rsid="00603878"/>
    </style:style>
    <style:style style:name="P85" style:family="paragraph" style:parent-style-name="Default_7e_LT_7e_Gliederung_20_1">
      <style:text-properties fo:color="#000000" style:text-outline="false" style:text-line-through-style="none" style:font-name="ＭＳ Ｐゴシック" fo:font-size="12pt" fo:font-style="normal" fo:text-shadow="none" style:text-underline-style="none" fo:font-weight="normal" officeooo:rsid="0036aeee" officeooo:paragraph-rsid="0060569c"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86" style:family="paragraph" style:parent-style-name="Default_7e_LT_7e_Gliederung_20_1" style:list-style-name="">
      <style:paragraph-properties fo:margin-left="0.953cm" fo:margin-right="0cm" fo:margin-top="0.245cm" fo:margin-bottom="0cm" style:contextual-spacing="false" fo:line-height="70%" fo:text-align="start" style:justify-single-word="false" fo:text-indent="-0.953cm" style:auto-text-indent="false" style:text-autospace="none" style:writing-mode="lr-tb">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87" style:family="paragraph" style:parent-style-name="Default_7e_LT_7e_Gliederung_20_1" style:list-style-name="">
      <style:paragraph-properties fo:margin-left="0.953cm" fo:margin-right="0cm" fo:margin-top="0.245cm" fo:margin-bottom="0cm" style:contextual-spacing="false" fo:line-height="70%" fo:text-align="start" style:justify-single-word="false" fo:text-indent="-0.953cm" style:auto-text-indent="false" style:text-autospace="none" style:writing-mode="lr-tb">
        <style:tab-stops>
          <style:tab-stop style:position="-0.953cm"/>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88" style:family="paragraph" style:parent-style-name="Default_7e_LT_7e_Gliederung_20_1" style:list-style-name="">
      <style:paragraph-properties fo:margin-left="0.953cm" fo:margin-right="0cm" fo:margin-top="0.245cm" fo:margin-bottom="0cm" style:contextual-spacing="false" fo:line-height="70%" fo:text-align="start" style:justify-single-word="false" fo:text-indent="-0.953cm" style:auto-text-indent="false" style:text-autospace="none" style:writing-mode="lr-tb">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9" style:family="paragraph" style:parent-style-name="Default_7e_LT_7e_Gliederung_20_1" style:list-style-name="">
      <style:paragraph-properties fo:margin-left="0cm" fo:margin-right="0cm" fo:margin-top="0.245cm" fo:margin-bottom="0cm" style:contextual-spacing="false" fo:line-height="7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P90" style:family="paragraph" style:parent-style-name="Default_7e_LT_7e_Gliederung_20_1" style:list-style-name="">
      <style:paragraph-properties fo:margin-left="0cm" fo:margin-right="0cm" fo:margin-top="0.245cm" fo:margin-bottom="0cm" style:contextual-spacing="false" fo:line-height="9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fo:font-style="italic" officeooo:rsid="0040e497" style:font-style-asian="italic" style:font-style-complex="italic"/>
    </style:style>
    <style:style style:name="T7" style:family="text">
      <style:text-properties fo:font-style="italic" officeooo:rsid="005af861" style:font-style-asian="italic" style:font-style-complex="italic"/>
    </style:style>
    <style:style style:name="T8" style:family="text">
      <style:text-properties fo:font-style="italic" officeooo:rsid="005c1fb3" style:font-style-asian="italic" style:font-style-complex="italic"/>
    </style:style>
    <style:style style:name="T9" style:family="text">
      <style:text-properties fo:font-style="italic" officeooo:rsid="00603878" style:font-style-asian="italic" style:font-style-complex="italic"/>
    </style:style>
    <style:style style:name="T10" style:family="text">
      <style:text-properties fo:font-style="italic" fo:font-weight="bold" officeooo:rsid="0033b2db" style:font-style-asian="italic" style:font-weight-asian="bold" style:font-style-complex="italic" style:font-weight-complex="bold"/>
    </style:style>
    <style:style style:name="T11" style:family="text">
      <style:text-properties officeooo:rsid="001a6198"/>
    </style:style>
    <style:style style:name="T12" style:family="text">
      <style:text-properties style:text-position="sub 58%" fo:font-style="italic" style:font-style-asian="italic" style:font-style-complex="italic"/>
    </style:style>
    <style:style style:name="T13" style:family="text">
      <style:text-properties style:text-position="sub 58%" fo:font-style="italic" officeooo:rsid="002e7ecc" style:font-style-asian="italic" style:font-style-complex="italic"/>
    </style:style>
    <style:style style:name="T14" style:family="text">
      <style:text-properties style:text-position="sub 58%" fo:font-style="italic" officeooo:rsid="002abdd2" style:font-style-asian="italic" style:font-style-complex="italic"/>
    </style:style>
    <style:style style:name="T15" style:family="text">
      <style:text-properties style:text-position="sub 58%" fo:font-style="italic" officeooo:rsid="001fee87" style:font-style-asian="italic" style:font-style-complex="italic"/>
    </style:style>
    <style:style style:name="T16" style:family="text">
      <style:text-properties style:text-position="sub 58%" fo:font-style="italic" officeooo:rsid="0033b2db" style:font-style-asian="italic" style:font-style-complex="italic"/>
    </style:style>
    <style:style style:name="T17" style:family="text">
      <style:text-properties style:text-position="sub 58%" fo:font-style="italic" officeooo:rsid="005af861" style:font-style-asian="italic" style:font-style-complex="italic"/>
    </style:style>
    <style:style style:name="T18" style:family="text">
      <style:text-properties style:text-position="sub 58%" fo:font-style="italic" officeooo:rsid="00603878" style:font-style-asian="italic" style:font-style-complex="italic"/>
    </style:style>
    <style:style style:name="T19" style:family="text">
      <style:text-properties style:text-position="sub 58%" officeooo:rsid="00312659"/>
    </style:style>
    <style:style style:name="T20" style:family="text">
      <style:text-properties style:text-position="sub 58%" style:font-name="Liberation Serif" fo:font-size="12pt" officeooo:rsid="004c3f44" style:font-size-asian="12pt" style:font-size-complex="12pt"/>
    </style:style>
    <style:style style:name="T21" style:family="text">
      <style:text-properties style:text-position="sub 58%" style:font-name="Liberation Serif" fo:font-size="12pt" fo:font-style="italic" officeooo:rsid="004c3f44" style:font-size-asian="12pt" style:font-style-asian="italic" style:font-size-complex="12pt" style:font-style-complex="italic"/>
    </style:style>
    <style:style style:name="T22" style:family="text">
      <style:text-properties style:text-position="sub 58%" officeooo:rsid="00603878"/>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1fee87" style:font-size-asian="14pt" style:font-weight-asian="bold" style:font-size-complex="14pt" style:font-weight-complex="bold"/>
    </style:style>
    <style:style style:name="T25" style:family="text">
      <style:text-properties fo:font-size="14pt" fo:font-weight="bold" officeooo:rsid="0041dbf1" style:font-size-asian="14pt" style:font-weight-asian="bold" style:font-size-complex="14pt" style:font-weight-complex="bold"/>
    </style:style>
    <style:style style:name="T26" style:family="text">
      <style:text-properties fo:font-size="14pt" fo:font-weight="bold" officeooo:rsid="00437edf" style:font-size-asian="14pt" style:font-weight-asian="bold" style:font-size-complex="14pt" style:font-weight-complex="bold"/>
    </style:style>
    <style:style style:name="T27" style:family="text">
      <style:text-properties fo:font-size="14pt" fo:font-weight="bold" officeooo:rsid="0043ed36" style:font-size-asian="14pt" style:font-weight-asian="bold" style:font-size-complex="14pt" style:font-weight-complex="bold"/>
    </style:style>
    <style:style style:name="T28" style:family="text">
      <style:text-properties fo:font-size="14pt" fo:font-weight="bold" officeooo:rsid="00480514" style:font-size-asian="14pt" style:font-weight-asian="bold" style:font-size-complex="14pt" style:font-weight-complex="bold"/>
    </style:style>
    <style:style style:name="T29" style:family="text">
      <style:text-properties fo:font-size="14pt" fo:font-weight="bold" officeooo:rsid="0058c79f" style:font-size-asian="14pt" style:font-weight-asian="bold" style:font-size-complex="14pt" style:font-weight-complex="bold"/>
    </style:style>
    <style:style style:name="T30" style:family="text">
      <style:text-properties fo:font-size="14pt" fo:font-weight="bold" officeooo:rsid="002c5d65" style:font-size-asian="14pt" style:font-weight-asian="bold" style:font-size-complex="14pt" style:font-weight-complex="bold"/>
    </style:style>
    <style:style style:name="T31" style:family="text">
      <style:text-properties fo:font-size="14pt" fo:font-weight="bold" officeooo:rsid="0033b2db" style:font-size-asian="14pt" style:font-weight-asian="bold" style:font-size-complex="14pt" style:font-weight-complex="bold"/>
    </style:style>
    <style:style style:name="T32" style:family="text">
      <style:text-properties officeooo:rsid="002680a0"/>
    </style:style>
    <style:style style:name="T33" style:family="text">
      <style:text-properties officeooo:rsid="0027a9c8"/>
    </style:style>
    <style:style style:name="T34" style:family="text">
      <style:text-properties fo:font-weight="bold" style:font-weight-asian="bold" style:font-weight-complex="bold"/>
    </style:style>
    <style:style style:name="T35" style:family="text">
      <style:text-properties fo:font-weight="bold" officeooo:rsid="001b77b5" style:font-weight-asian="bold" style:font-weight-complex="bold"/>
    </style:style>
    <style:style style:name="T36" style:family="text">
      <style:text-properties fo:font-weight="bold" officeooo:rsid="001fee87" style:font-weight-asian="bold" style:font-weight-complex="bold"/>
    </style:style>
    <style:style style:name="T37" style:family="text">
      <style:text-properties fo:font-weight="bold" officeooo:rsid="002c5d65" style:font-weight-asian="bold" style:font-weight-complex="bold"/>
    </style:style>
    <style:style style:name="T38" style:family="text">
      <style:text-properties fo:font-weight="bold" officeooo:rsid="0033b2db" style:font-weight-asian="bold" style:font-weight-complex="bold"/>
    </style:style>
    <style:style style:name="T39" style:family="text">
      <style:text-properties fo:font-weight="bold" officeooo:rsid="00243df2" style:font-weight-asian="bold" style:font-weight-complex="bold"/>
    </style:style>
    <style:style style:name="T40" style:family="text">
      <style:text-properties officeooo:rsid="002abdd2"/>
    </style:style>
    <style:style style:name="T41" style:family="text">
      <style:text-properties officeooo:rsid="002c5d65"/>
    </style:style>
    <style:style style:name="T42" style:family="text">
      <style:text-properties officeooo:rsid="002dea21"/>
    </style:style>
    <style:style style:name="T43" style:family="text">
      <style:text-properties officeooo:rsid="002e7ecc"/>
    </style:style>
    <style:style style:name="T44" style:family="text">
      <style:text-properties officeooo:rsid="003002ae"/>
    </style:style>
    <style:style style:name="T45" style:family="text">
      <style:text-properties officeooo:rsid="00312659"/>
    </style:style>
    <style:style style:name="T46" style:family="text">
      <style:text-properties officeooo:rsid="00314d74"/>
    </style:style>
    <style:style style:name="T47" style:family="text">
      <style:text-properties officeooo:rsid="00326de7"/>
    </style:style>
    <style:style style:name="T48" style:family="text">
      <style:text-properties officeooo:rsid="0032a32e"/>
    </style:style>
    <style:style style:name="T49" style:family="text">
      <style:text-properties officeooo:rsid="00373174"/>
    </style:style>
    <style:style style:name="T50" style:family="text">
      <style:text-properties officeooo:rsid="0039753f"/>
    </style:style>
    <style:style style:name="T51" style:family="text">
      <style:text-properties officeooo:rsid="003ab53d"/>
    </style:style>
    <style:style style:name="T52" style:family="text">
      <style:text-properties officeooo:rsid="003bcc33"/>
    </style:style>
    <style:style style:name="T53" style:family="text">
      <style:text-properties officeooo:rsid="003f06f9"/>
    </style:style>
    <style:style style:name="T54" style:family="text">
      <style:text-properties officeooo:rsid="003f818f"/>
    </style:style>
    <style:style style:name="T55" style:family="text">
      <style:text-properties officeooo:rsid="0040e497"/>
    </style:style>
    <style:style style:name="T56" style:family="text">
      <style:text-properties officeooo:rsid="00480514"/>
    </style:style>
    <style:style style:name="T57"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58"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9"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0"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1"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2"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3"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4"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5"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6"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67"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68"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69"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70"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71" style:family="text">
      <style:text-properties fo:color="#000000" style:text-outline="false" style:text-line-through-style="none" fo:text-shadow="none" style:text-underline-style="none" officeooo:rsid="00497879" style:font-name-asian="FuturaBlack BT" style:font-name-complex="FuturaBlack BT" style:text-emphasize="none" style:text-overline-style="none" style:text-overline-color="font-color"/>
    </style:style>
    <style:style style:name="T72"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73" style:family="text">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74" style:family="text">
      <style:text-properties style:font-name="Liberation Serif" fo:font-size="12pt" officeooo:rsid="00480514" style:font-size-asian="12pt" style:font-size-complex="12pt"/>
    </style:style>
    <style:style style:name="T75" style:family="text">
      <style:text-properties style:font-name="Liberation Serif" fo:font-size="12pt" officeooo:rsid="00463764" style:font-size-asian="12pt" style:font-size-complex="12pt"/>
    </style:style>
    <style:style style:name="T76" style:family="text">
      <style:text-properties style:font-name="Liberation Serif" fo:font-size="12pt" officeooo:rsid="004a9b0f" style:font-size-asian="12pt" style:font-size-complex="12pt"/>
    </style:style>
    <style:style style:name="T77" style:family="text">
      <style:text-properties style:font-name="Liberation Serif" fo:font-size="12pt" officeooo:rsid="004c3f44" style:font-size-asian="12pt" style:font-size-complex="12pt"/>
    </style:style>
    <style:style style:name="T78" style:family="text">
      <style:text-properties style:font-name="Liberation Serif" fo:font-size="12pt" officeooo:rsid="004e61a6" style:font-size-asian="12pt" style:font-size-complex="12pt"/>
    </style:style>
    <style:style style:name="T79" style:family="text">
      <style:text-properties style:font-name="Liberation Serif" fo:font-size="12pt" officeooo:rsid="004ebdda" style:font-size-asian="12pt" style:font-size-complex="12pt"/>
    </style:style>
    <style:style style:name="T80" style:family="text">
      <style:text-properties style:font-name="Liberation Serif" fo:font-size="12pt" officeooo:rsid="00518149" style:font-size-asian="12pt" style:font-size-complex="12pt"/>
    </style:style>
    <style:style style:name="T81" style:family="text">
      <style:text-properties style:font-name="Liberation Serif" fo:font-size="12pt" officeooo:rsid="00537a88" style:font-size-asian="12pt" style:font-size-complex="12pt"/>
    </style:style>
    <style:style style:name="T82" style:family="text">
      <style:text-properties style:font-name="Liberation Serif" fo:font-size="12pt" officeooo:rsid="0054be49" style:font-size-asian="12pt" style:font-size-complex="12pt"/>
    </style:style>
    <style:style style:name="T83" style:family="text">
      <style:text-properties style:font-name="Liberation Serif" fo:font-size="12pt" officeooo:rsid="00560959" style:font-size-asian="12pt" style:font-size-complex="12pt"/>
    </style:style>
    <style:style style:name="T84" style:family="text">
      <style:text-properties style:font-name="Liberation Serif" fo:font-size="12pt" fo:font-style="italic" officeooo:rsid="004a9b0f" style:font-size-asian="12pt" style:font-style-asian="italic" style:font-size-complex="12pt" style:font-style-complex="italic"/>
    </style:style>
    <style:style style:name="T85" style:family="text">
      <style:text-properties style:font-name="Liberation Serif" fo:font-size="12pt" fo:font-style="italic" officeooo:rsid="004e61a6" style:font-size-asian="12pt" style:font-style-asian="italic" style:font-size-complex="12pt" style:font-style-complex="italic"/>
    </style:style>
    <style:style style:name="T86" style:family="text">
      <style:text-properties style:font-name="Liberation Serif" fo:font-size="12pt" fo:font-style="italic" officeooo:rsid="004ebdda" style:font-size-asian="12pt" style:font-style-asian="italic" style:font-size-complex="12pt" style:font-style-complex="italic"/>
    </style:style>
    <style:style style:name="T87" style:family="text">
      <style:text-properties style:font-name="Liberation Serif" fo:font-size="12pt" fo:font-style="italic" officeooo:rsid="00480514" style:font-size-asian="12pt" style:font-style-asian="italic" style:font-size-complex="12pt" style:font-style-complex="italic"/>
    </style:style>
    <style:style style:name="T88" style:family="text">
      <style:text-properties style:font-name="Liberation Serif" fo:font-size="12pt" fo:font-style="normal" officeooo:rsid="004e61a6" style:font-size-asian="12pt" style:font-style-asian="normal" style:font-size-complex="12pt" style:font-style-complex="normal"/>
    </style:style>
    <style:style style:name="T89" style:family="text">
      <style:text-properties style:font-name="Liberation Serif" fo:font-size="12pt" officeooo:rsid="004e61a6" style:font-name-asian="Times New Roman" style:font-size-asian="12pt" style:font-name-complex="Times New Roman" style:font-size-complex="12pt"/>
    </style:style>
    <style:style style:name="T90" style:family="text">
      <style:text-properties style:font-name="Liberation Serif" fo:font-size="12pt" officeooo:rsid="004ebdda" style:font-name-asian="Times New Roman" style:font-size-asian="12pt" style:font-name-complex="Times New Roman" style:font-size-complex="12pt"/>
    </style:style>
    <style:style style:name="T91" style:family="text">
      <style:text-properties style:font-name="Liberation Serif" fo:font-size="12pt" officeooo:rsid="004ebdda" style:font-name-asian="Liberation Serif1" style:font-size-asian="12pt" style:font-name-complex="Liberation Serif1" style:font-size-complex="12pt"/>
    </style:style>
    <style:style style:name="T92" style:family="text">
      <style:text-properties style:font-name="Liberation Serif" fo:font-size="12pt" officeooo:rsid="00537a88" style:font-name-asian="Liberation Serif1" style:font-size-asian="12pt" style:font-name-complex="Liberation Serif1" style:font-size-complex="12pt"/>
    </style:style>
    <style:style style:name="T93" style:family="text">
      <style:text-properties fo:font-size="12pt" style:font-size-asian="12pt" style:font-size-complex="12pt"/>
    </style:style>
    <style:style style:name="T94" style:family="text">
      <style:text-properties fo:font-weight="normal" officeooo:rsid="00480514" style:font-weight-asian="normal" style:font-weight-complex="normal"/>
    </style:style>
    <style:style style:name="T95" style:family="text">
      <style:text-properties fo:font-style="normal" officeooo:rsid="005af861" style:font-style-asian="normal" style:font-style-complex="normal"/>
    </style:style>
    <style:style style:name="T96" style:family="text">
      <style:text-properties fo:font-style="normal" officeooo:rsid="005c1fb3" style:font-style-asian="normal" style:font-style-complex="normal"/>
    </style:style>
    <style:style style:name="T97" style:family="text">
      <style:text-properties fo:font-style="normal" officeooo:rsid="005eab15" style:font-style-asian="normal" style:font-style-complex="normal"/>
    </style:style>
    <style:style style:name="T98" style:family="text">
      <style:text-properties style:text-position="super 58%" style:font-name="Liberation Serif" fo:font-size="12pt" officeooo:rsid="00480514" style:font-size-asian="12pt" style:font-size-complex="12pt"/>
    </style:style>
    <style:style style:name="T99" style:family="text">
      <style:text-properties style:text-position="super 58%" style:font-name="Liberation Serif" fo:font-size="12pt" fo:font-style="italic" officeooo:rsid="00480514" style:font-size-asian="12pt" style:font-style-asian="italic" style:font-size-complex="12pt" style:font-style-complex="italic"/>
    </style:style>
    <style:style style:name="T100" style:family="text">
      <style:text-properties style:text-position="0% 100%" style:font-name="Liberation Serif" fo:font-size="12pt" officeooo:rsid="00480514" style:font-size-asian="12pt" style:font-size-complex="12pt"/>
    </style:style>
    <style:style style:name="T101" style:family="text">
      <style:text-properties style:text-position="0% 100%" style:font-name="Liberation Serif" fo:font-size="12pt" officeooo:rsid="004a7db7" style:font-size-asian="12pt" style:font-size-complex="12pt"/>
    </style:style>
    <style:style style:name="T102" style:family="text">
      <style:text-properties style:text-position="0% 100%" style:font-name="Liberation Serif" fo:font-size="12pt" fo:font-weight="bold" officeooo:rsid="004a7db7" style:font-size-asian="12pt" style:font-weight-asian="bold" style:font-size-complex="12pt" style:font-weight-complex="bold"/>
    </style:style>
    <style:style style:name="T103" style:family="text">
      <style:text-properties style:text-position="0% 100%" style:font-name="Liberation Serif" fo:font-size="12pt" fo:font-style="normal" fo:font-weight="normal" officeooo:rsid="004a7db7" style:font-size-asian="12pt" style:font-style-asian="normal" style:font-weight-asian="normal" style:font-size-complex="12pt" style:font-style-complex="normal" style:font-weight-complex="normal"/>
    </style:style>
    <style:style style:name="T104" style:family="text">
      <style:text-properties style:text-position="0% 100%" style:font-name="Liberation Serif" fo:font-size="12pt" fo:font-style="italic" officeooo:rsid="00480514" style:font-size-asian="12pt" style:font-style-asian="italic" style:font-size-complex="12pt" style:font-style-complex="italic"/>
    </style:style>
    <style:style style:name="T105" style:family="text">
      <style:text-properties style:text-position="0% 100%" style:font-name="Liberation Serif" fo:font-size="12pt" fo:font-style="italic" officeooo:rsid="004a7db7" style:font-size-asian="12pt" style:font-style-asian="italic" style:font-size-complex="12pt" style:font-style-complex="italic"/>
    </style:style>
    <style:style style:name="T106" style:family="text">
      <style:text-properties style:text-position="0% 100%" style:font-name="OpenSymbol" fo:font-size="12pt" officeooo:rsid="004e61a6" style:font-name-asian="OpenSymbol" style:font-size-asian="12pt" style:font-name-complex="OpenSymbol" style:font-size-complex="12pt"/>
    </style:style>
    <style:style style:name="T107" style:family="text">
      <style:text-properties style:font-name="Liberation Serif1" fo:font-size="12pt" officeooo:rsid="004e61a6" style:font-name-asian="Liberation Serif1" style:font-size-asian="12pt" style:font-name-complex="Liberation Serif1" style:font-size-complex="12pt"/>
    </style:style>
    <style:style style:name="T108"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109" style:family="text">
      <style:text-properties style:font-name="OpenSymbol" fo:font-size="12pt" officeooo:rsid="004e61a6" style:font-name-asian="OpenSymbol" style:font-size-asian="12pt" style:font-name-complex="OpenSymbol" style:font-size-complex="12pt"/>
    </style:style>
    <style:style style:name="T110" style:family="text">
      <style:text-properties style:font-name="OpenSymbol" fo:font-size="12pt" officeooo:rsid="004ebdda" style:font-name-asian="OpenSymbol" style:font-size-asian="12pt" style:font-name-complex="OpenSymbol" style:font-size-complex="12pt"/>
    </style:style>
    <style:style style:name="T111" style:family="text">
      <style:text-properties style:font-name="OpenSymbol" fo:font-size="12pt" officeooo:rsid="00537a88" style:font-name-asian="OpenSymbol" style:font-size-asian="12pt" style:font-name-complex="OpenSymbol" style:font-size-complex="12pt"/>
    </style:style>
    <style:style style:name="T112"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113" style:family="text">
      <style:text-properties style:font-name="OpenSymbol" fo:font-size="12pt" officeooo:rsid="004ebdda" style:font-name-asian="Times New Roman" style:font-size-asian="12pt" style:font-name-complex="Times New Roman" style:font-size-complex="12pt"/>
    </style:style>
    <style:style style:name="T114" style:family="text">
      <style:text-properties officeooo:rsid="005a70e8"/>
    </style:style>
    <style:style style:name="T115" style:family="text">
      <style:text-properties officeooo:rsid="005af861"/>
    </style:style>
    <style:style style:name="T116" style:family="text">
      <style:text-properties officeooo:rsid="005c1fb3"/>
    </style:style>
    <style:style style:name="T117" style:family="text">
      <style:text-properties officeooo:rsid="005eab15"/>
    </style:style>
    <style:style style:name="T118" style:family="text">
      <style:text-properties officeooo:rsid="00603878"/>
    </style:style>
    <style:style style:name="T119" style:family="text">
      <style:text-properties officeooo:rsid="0060569c"/>
    </style:style>
    <style:style style:name="T120" style:family="text">
      <style:text-properties style:font-name="Apple Chancery" style:font-name-asian="Apple Chancery" style:font-name-complex="Apple Chancery"/>
    </style:style>
    <style:style style:name="T121" style:family="text">
      <style:text-properties style:font-name="Apple Chancery" officeooo:rsid="0060569c" style:font-name-asian="Apple Chancery" style:font-name-complex="Apple Chancery"/>
    </style:style>
    <style:style style:name="T122" style:family="text">
      <style:text-properties style:text-position="-25% 100%"/>
    </style:style>
    <style:style style:name="T123" style:family="text">
      <style:text-properties style:text-position="-25% 100%" officeooo:rsid="0060569c"/>
    </style:style>
    <style:style style:name="T124" style:family="text">
      <style:text-properties style:font-name="Symbol" style:font-name-asian="Symbol" style:font-name-complex="Symbol"/>
    </style:style>
    <style:style style:name="T125" style:family="text">
      <style:text-properties style:font-name="Symbol" officeooo:rsid="0060569c" style:font-name-asian="Symbol" style:font-name-complex="Symbol"/>
    </style:style>
    <style:style style:name="T126" style:family="text">
      <style:text-properties style:font-name="Arial" style:font-name-asian="Arial" style:font-name-complex="Arial"/>
    </style:style>
    <style:style style:name="T127" style:family="text">
      <style:text-properties style:text-position="28% 100%"/>
    </style:style>
    <style:style style:name="T128" style:family="text">
      <style:text-properties style:text-position="28% 100%" style:font-name="Apple Chancery" style:font-name-asian="Apple Chancery" style:font-name-complex="Apple Chancery"/>
    </style:style>
    <style:style style:name="T129" style:family="text">
      <style:text-properties style:text-position="28% 100%" style:font-name="Symbol" style:font-name-asian="Symbol" style:font-name-complex="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8"><text:span text:style-name="T1">Computer Science</text:span> 4<text:span text:style-name="T1">3</text:span>3 <text:span text:style-name="T1">-Artificial Intelligence</text:span></text:p>
      <text:p text:style-name="P27">Dr. Robert Kremer</text:p>
      <text:p text:style-name="P42"><text:span text:style-name="T54">Assignment 1: Set Based Search and Or Tree Based Search</text:span></text:p>
      <text:p text:style-name="P27"/>
      <text:p text:style-name="P27">Group 8</text:p>
      <text:p text:style-name="P29"><text:span text:style-name="T1">Todd Bennet, Sean Brown, </text:span><text:span text:style-name="T11"><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oft-page-break/><text:span text:style-name="T24">/*************************************************************</text:span></text:p>
      <text:p text:style-name="P61"><text:span text:style-name="T25">TODO LIST: </text:span></text:p>
      <text:p text:style-name="P61"><text:span text:style-name="T26">- Finalize SBS:</text:span></text:p>
      <text:p text:style-name="P61"><text:span text:style-name="T26"><text:tab/>- Search Process </text:span><text:span text:style-name="T29">(Taken – Alex) </text:span></text:p>
      <text:p text:style-name="P61"><text:span text:style-name="T26"><text:tab/>- Search Instance</text:span></text:p>
      <text:p text:style-name="P61"><text:span text:style-name="T26"><text:tab/>- Example</text:span></text:p>
      <text:p text:style-name="P61"><text:span text:style-name="T26"><text:tab/>- Implementation Ideas</text:span></text:p>
      <text:p text:style-name="P61"><text:span text:style-name="T26"/></text:p>
      <text:p text:style-name="P62"><text:span text:style-name="T27">- Finalize Otree:</text:span></text:p>
      <text:p text:style-name="P62"><text:span text:style-name="T27"><text:tab/>- Intro</text:span></text:p>
      <text:p text:style-name="P62"><text:span text:style-name="T26"><text:tab/>- Search Model</text:span></text:p>
      <text:p text:style-name="P62"><text:span text:style-name="T26"><text:tab/>- Search Process</text:span></text:p>
      <text:p text:style-name="P62"><text:span text:style-name="T26"><text:tab/>- Search Instance</text:span></text:p>
      <text:p text:style-name="P62"><text:span text:style-name="T26"><text:tab/>- Example</text:span></text:p>
      <text:p text:style-name="P62"><text:span text:style-name="T26"><text:tab/>- Implementation Ideas</text:span></text:p>
      <text:p text:style-name="P62"><text:span text:style-name="T27"/></text:p>
      <text:p text:style-name="P62"><text:span text:style-name="T27">- References:</text:span></text:p>
      <text:p text:style-name="P62"><text:span text:style-name="T27"><text:tab/>- Kremer's Notes</text:span></text:p>
      <text:p text:style-name="P62"><text:span text:style-name="T27"><text:tab/>- Andrew's Notes</text:span></text:p>
      <text:p text:style-name="P62"><text:span text:style-name="T27"><text:tab/>- Sisyphus I Problem</text:span></text:p>
      <text:p text:style-name="P62"><text:span text:style-name="T27"><text:tab/>- Any tips and trick pages you guys find</text:span></text:p>
      <text:p text:style-name="P60"><text:span text:style-name="T24">*************************************************************/</text:span></text:p>
      <text:p text:style-name="P60"><text:span text:style-name="T24"/></text:p>
      <text:p text:style-name="P63"><text:span text:style-name="T36">Set Based Searc</text:span><text:span text:style-name="T39">h</text:span></text:p>
      <text:p text:style-name="P24"/>
      <text:p text:style-name="P58"><text:span text:style-name="T54">In choosing a set based search, we choose to imitate nature and genetics. </text:span>We create a population of solutions <text:span text:style-name="T54">to our problem</text:span>, <text:span text:style-name="T54">and mutate or combine them in order to breed the fittest possible solution </text:span><text:span text:style-name="T55">given some resource limitation</text:span><text:span text:style-name="T54">. </text:span><text:span text:style-name="T55">For our </text:span><text:span text:style-name="T6">Sisyphus I</text:span><text:span text:style-name="T55">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58"><text:span text:style-name="T55"/></text:p>
      <text:p text:style-name="P53"><text:span text:style-name="T23">Search Mode</text:span><text:span text:style-name="T28">l</text:span></text:p>
      <text:p text:style-name="P5"/>
      <text:p text:style-name="P66"><text:span text:style-name="T56">For our purposes, we define our search model as pe</text:span><text:span text:style-name="T94">r </text:span><text:span text:style-name="T57">Jörg Denzinger's definition (Kremer, 2013). </text:span></text:p>
      <text:p text:style-name="P66"><text:span text:style-name="T57"/></text:p>
      <text:p text:style-name="P65"><text:soft-page-break/><text:span text:style-name="T58">A</text:span><text:span text:style-name="T63">SET</text:span><text:span text:style-name="T58"> = (S</text:span><text:span text:style-name="T63">SET</text:span><text:span text:style-name="T58">, T</text:span><text:span text:style-name="T63">SET</text:span><text:span text:style-name="T58">)</text:span></text:p>
      <text:p text:style-name="P66"><text:span text:style-name="T57"/></text:p>
      <text:p text:style-name="P66"><text:span text:style-name="T57">Where </text:span><text:span text:style-name="T58">A</text:span><text:span text:style-name="T64">SET</text:span><text:span text:style-name="T57"> is the search model, </text:span><text:span text:style-name="T58">S</text:span><text:span text:style-name="T64">SET</text:span><text:span text:style-name="T57"> is the search state, and </text:span><text:span text:style-name="T58">T</text:span><text:span text:style-name="T64">SET</text:span><text:span text:style-name="T57"> is the set of transition rules.</text:span></text:p>
      <text:p text:style-name="P64"><text:span text:style-name="T57"/></text:p>
      <text:p text:style-name="P70"><text:span text:style-name="T71">Search States</text:span></text:p>
      <text:p text:style-name="P64"><text:span text:style-name="T57"/></text:p>
      <text:p text:style-name="P68"><text:span text:style-name="T67">We define the </text:span><text:span text:style-name="T59">S</text:span><text:span text:style-name="T65">SET</text:span><text:span text:style-name="T67"> to be the </text:span><text:span text:style-name="T69">set of all possible fact </text:span><text:span text:style-name="T70">sets</text:span><text:span text:style-name="T67">. </text:span><text:span text:style-name="T68">In the case of the </text:span><text:span text:style-name="T60">Sisyphus I</text:span><text:span text:style-name="T68"> problem (Kremer, 2013 [Accurate?]), we define a fact to be a </text:span><text:span text:style-name="T60">viable</text:span><text:span text:style-name="T68"> room assigning. Similarly, we say a room assigning is </text:span><text:span text:style-name="T60">viable</text:span><text:span text:style-name="T68"> if </text:span><text:span text:style-name="T69">and only i</text:span><text:span text:style-name="T68">f it violates no hard constraints. </text:span></text:p>
      <text:p text:style-name="P76"><text:span text:style-name="T75"/></text:p>
      <text:p text:style-name="P59"><text:span text:style-name="T87">S</text:span><text:span text:style-name="T21">SET</text:span><text:span text:style-name="T87"> = 2</text:span><text:span text:style-name="T99">F</text:span></text:p>
      <text:p text:style-name="P59"><text:span text:style-name="T104"/></text:p>
      <text:p text:style-name="P69"><text:span text:style-name="T68">As such, </text:span><text:span text:style-name="T61">S</text:span><text:span text:style-name="T66">SET</text:span><text:span text:style-name="T68"> is the set of all possible </text:span><text:span text:style-name="T70">sets of </text:span><text:span text:style-name="T68">room assignings, </text:span><text:span text:style-name="T70">which directly translates into </text:span><text:span text:style-name="T62">S</text:span><text:span text:style-name="T70"> being the power set of all room assignings. </text:span></text:p>
      <text:p text:style-name="P67"><text:span text:style-name="T68"/></text:p>
      <text:p text:style-name="P71"><text:span text:style-name="T72">Transition Rules</text:span></text:p>
      <text:p text:style-name="P67"><text:span text:style-name="T68"><text:s/></text:span></text:p>
      <text:p text:style-name="P77"><text:span text:style-name="T77">Our transition rules define the set of legal changes between search states. </text:span><text:span text:style-name="T76">We chose to implement a specific version of Set Based Search known as a </text:span><text:span text:style-name="T84">genetic algorithm</text:span><text:span text:style-name="T76">. Genetic algorithms have two defining transition rules: </text:span><text:span text:style-name="T84">mutation</text:span><text:span text:style-name="T76"> and </text:span><text:span text:style-name="T84">combination</text:span><text:span text:style-name="T76">. Mutation involves changing one individual within the population. </text:span><text:span text:style-name="T77">Combination involves taking two facts and combining their information in some way such </text:span><text:span text:style-name="T78">that one or more offspring are produced. Using these, if we use </text:span><text:span text:style-name="T85">mutation</text:span><text:span text:style-name="T88"> or </text:span><text:span text:style-name="T85">combination</text:span><text:span text:style-name="T88"> to get there. </text:span></text:p>
      <text:p text:style-name="P43"><text:span text:style-name="T76"/></text:p>
      <text:p text:style-name="P44"><text:span text:style-name="T77">T</text:span><text:span text:style-name="T20">SET</text:span><text:span text:style-name="T77"> = </text:span><text:span text:style-name="T78">{(s, s') | </text:span><text:span text:style-name="T108">∃</text:span><text:span text:style-name="T78"> </text:span><text:span text:style-name="T78">A → B </text:span><text:span text:style-name="T106">∈</text:span><text:span text:style-name="T78"> Ext </text:span><text:span text:style-name="T107">●</text:span><text:span text:style-name="T78"> (A </text:span><text:span text:style-name="T109">⊆</text:span><text:span text:style-name="T89"> </text:span><text:span text:style-name="T78">s) </text:span><text:span text:style-name="T109">∧</text:span><text:span text:style-name="T78"> (s' = (s-A) </text:span><text:span text:style-name="T109">∪</text:span><text:span text:style-name="T78"> B)}</text:span></text:p>
      <text:p text:style-name="P43"><text:span text:style-name="T76"/></text:p>
      <text:p text:style-name="P45"><text:span text:style-name="T79">Ext = {A → B | A, B </text:span><text:span text:style-name="T106">∈</text:span><text:span text:style-name="T79"> F}</text:span></text:p>
      <text:p text:style-name="P75"><text:span text:style-name="T76"/></text:p>
      <text:p text:style-name="P78"><text:span text:style-name="T79">Given the </text:span><text:span text:style-name="T86">Sisyphus I</text:span><text:span text:style-name="T79"> room assignment problem, we define mutation as the moving of one <text:s text:c="2"/>person from one office to another. We define this formally </text:span><text:span text:style-name="T82">below</text:span><text:span text:style-name="T79">. </text:span></text:p>
      <text:p text:style-name="P78"><text:span text:style-name="T79"/></text:p>
      <table:table table:name="Table1" table:style-name="Table1">
        <table:table-column table:style-name="Table1.A"/>
        <table:table-column table:style-name="Table1.B"/>
        <table:table-column table:style-name="Table1.C"/>
        <table:table-row>
          <table:table-cell table:style-name="Table1.A1" office:value-type="string">
            <text:p text:style-name="P46"><text:span text:style-name="T79"/></text:p>
            <text:p text:style-name="P46"><text:span text:style-name="T79">Mut</text:span></text:p>
          </table:table-cell>
          <table:table-cell table:style-name="Table1.A1" office:value-type="string">
            <text:p text:style-name="P46"><text:span text:style-name="T91"><text:s/></text:span></text:p>
            <text:p text:style-name="P46"><text:span text:style-name="T91">=</text:span></text:p>
          </table:table-cell>
          <table:table-cell table:style-name="Table1.A1" office:value-type="string">
            <text:p text:style-name="P47"><text:span text:style-name="T79">{A → B | </text:span><text:span text:style-name="T108">∃</text:span><text:span text:style-name="T79"> p,</text:span><text:span text:style-name="T81">q</text:span><text:span text:style-name="T79"> </text:span><text:span text:style-name="T106">∈</text:span><text:span text:style-name="T79"> A st. p,</text:span><text:span text:style-name="T81">q</text:span><text:span text:style-name="T79"> </text:span><text:span text:style-name="T106">∈</text:span><text:span text:style-name="T79"> B </text:span><text:span text:style-name="T109">∧ </text:span><text:span text:style-name="T79">inRoom(</text:span><text:span text:style-name="T81">p, A) =inRoom(q, B) </text:span><text:span text:style-name="T109">∧</text:span><text:span text:style-name="T81"> inRoom(q, A) = inRoom(p,B)</text:span><text:span text:style-name="T79"> <text:s/></text:span><text:span text:style-name="T107">●</text:span><text:span text:style-name="T79"> p </text:span><text:span text:style-name="T110">≠</text:span><text:span text:style-name="T79"> </text:span><text:span text:style-name="T113">φ</text:span><text:span text:style-name="T90"> </text:span><text:span text:style-name="T107">●</text:span><text:span text:style-name="T111">∀ </text:span><text:span text:style-name="T81">r </text:span><text:span text:style-name="T106">∈ </text:span><text:span text:style-name="T81">A, r </text:span><text:span text:style-name="T106">∈ </text:span><text:span text:style-name="T81">B, q </text:span><text:span text:style-name="T110">≠</text:span><text:span text:style-name="T81"> p, q, inRoom(r, A) = inRoom(r, B)</text:span><text:span text:style-name="T92">}</text:span><text:span text:style-name="T91"> </text:span></text:p>
          </table:table-cell>
        </table:table-row>
      </table:table>
      <text:p text:style-name="P78"><text:span text:style-name="T81"/></text:p>
      <text:p text:style-name="P79"><text:span text:style-name="T81">Mutation is, then, a change of state such that we swap the room assignment of some person in </text:span><text:span text:style-name="T82">fact</text:span><text:span text:style-name="T81"> A with another possibly-null person's assignment within B. All other persons remain unchanged, and both states must be viable. Note that </text:span><text:span text:style-name="T112">φ</text:span><text:span text:style-name="T81"> represents the null person, a placeholder person for a vacancy within the room. </text:span></text:p>
      <text:p text:style-name="P81"><text:span text:style-name="T80"/></text:p>
      <text:p text:style-name="P80"><text:soft-page-break/><text:span text:style-name="T82">Upon consideration and correspondence with Dr. Robert Kremer (2013), we have decided not to implement combination within our algorithm. </text:span><text:span text:style-name="T83">Given the time limitation of our SBS, and the relative complexity of determining a viable solution by combination, its inclusion could actually be a detriment within our algorithm. </text:span></text:p>
      <text:p text:style-name="P5"/>
      <text:p text:style-name="P54"><text:span text:style-name="T23">Search </text:span><text:span text:style-name="T30">Process</text:span><text:span text:style-name="T31"> </text:span><text:span text:style-name="T38"><text:tab/></text:span></text:p>
      <text:p text:style-name="P57"><text:span text:style-name="T10"/></text:p>
      <text:p text:style-name="P74"><text:span text:style-name="T115">Our search process defines how our search behaves from decision to decision. Formally this is written as below: </text:span></text:p>
      <text:p text:style-name="P57"><text:span text:style-name="T10"/></text:p>
      <text:p text:style-name="P54"><text:span text:style-name="T3">P</text:span><text:span text:style-name="T16">SET</text:span><text:span text:style-name="T12"> </text:span><text:span text:style-name="T3">= (A</text:span><text:span text:style-name="T16">SET</text:span><text:span text:style-name="T3">, Env</text:span><text:span text:style-name="T16">SET</text:span><text:span text:style-name="T3">, K</text:span><text:span text:style-name="T16">SET</text:span><text:span text:style-name="T3">)</text:span></text:p>
      <text:p text:style-name="P5"/>
      <text:p text:style-name="P52"><text:span text:style-name="T115">Where </text:span><text:span text:style-name="T7">P</text:span><text:span text:style-name="T17">SET</text:span><text:span text:style-name="T115"> is the search </text:span><text:span text:style-name="T7">process</text:span><text:span text:style-name="T95">,</text:span><text:span text:style-name="T115"> </text:span><text:span text:style-name="T7">A</text:span><text:span text:style-name="T17">SET</text:span><text:span text:style-name="T115"> is our </text:span><text:span text:style-name="T7">model</text:span><text:span text:style-name="T115">, </text:span><text:span text:style-name="T7">Env</text:span><text:span text:style-name="T17">SET</text:span><text:span text:style-name="T7"> </text:span><text:span text:style-name="T115">represents the search environment, and </text:span><text:span text:style-name="T7">K</text:span><text:span text:style-name="T17">SET</text:span><text:span text:style-name="T115"> represents the </text:span><text:span text:style-name="T7">control</text:span><text:span text:style-name="T115"> function. </text:span><text:span text:style-name="T116">As we have defined our model in a previous section, we must now formally define our search </text:span><text:span text:style-name="T8">environment </text:span><text:span text:style-name="T96">and </text:span><text:span text:style-name="T8">control</text:span><text:span text:style-name="T96">. </text:span></text:p>
      <text:p text:style-name="P57"><text:span text:style-name="T96"/></text:p>
      <text:p text:style-name="P35"><text:span text:style-name="T97">Environment</text:span></text:p>
      <text:p text:style-name="P57"><text:span text:style-name="T96"/></text:p>
      <text:p text:style-name="P83"><text:span text:style-name="T117">An environment must not be something that makes sense to include within the search state, or anything which may be prone to change (Kremer, 2013). </text:span><text:span text:style-name="T118">Thus, the environment is more of a choice rather than formal definition. </text:span></text:p>
      <text:p text:style-name="P83"><text:span text:style-name="T118"/></text:p>
      <text:p text:style-name="P84"><text:span text:style-name="T118">So let us define the search environment, </text:span><text:span text:style-name="T9">Env</text:span><text:span text:style-name="T18">SET</text:span><text:span text:style-name="T118">,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text:span text:style-name="T9">Env</text:span><text:span text:style-name="T18">SET</text:span><text:span text:style-name="T118">. </text:span></text:p>
      <text:p text:style-name="P25"/>
      <text:p text:style-name="P36"><text:span text:style-name="T117">Control Function</text:span></text:p>
      <text:p text:style-name="P25"/>
      <text:p text:style-name="P73"><text:span text:style-name="T119">To make a smart decision as to whether </text:span></text:p>
      <text:p text:style-name="P73"><text:span text:style-name="T119">The the the</text:span></text:p>
      <text:p text:style-name="P73"><text:span text:style-name="T119"/></text:p>
      <text:p text:style-name="P85"><text:span text:style-name="T119"><text:tab/></text:span><text:span text:style-name="T121">K</text:span><text:span text:style-name="T123">set</text:span><text:span text:style-name="T119"> (s,e) = (s-A)</text:span><text:span text:style-name="T125"></text:span><text:span text:style-name="T119"> B</text:span></text:p>
      <text:p text:style-name="P88">Where</text:p>
      <text:p text:style-name="P89"><text:span text:style-name="T126">A</text:span><text:span text:style-name="T124"></text:span> B <text:span text:style-name="T124"></text:span> <text:s/><text:span text:style-name="T120">Ext </text:span></text:p>
      <text:p text:style-name="P89"><text:span text:style-name="T126">A</text:span><text:span text:style-name="T124"></text:span> <text:s/>s </text:p>
      <text:p text:style-name="P90"><text:span text:style-name="T124"></text:span> <text:s/><text:span text:style-name="T126">A'</text:span><text:span text:style-name="T124"></text:span> B' <text:span text:style-name="T124"></text:span> <text:s/><text:span text:style-name="T120">Ext </text:span><text:s/>| A ’<text:span text:style-name="T124"></text:span> <text:s/>s <text:span text:style-name="T124"></text:span> <text:s/>f<text:span text:style-name="T122">Wert</text:span> (A,B,e) <text:span text:style-name="T124"></text:span> <text:s/>f<text:span text:style-name="T122">Wert</text:span> (A',B',e)</text:p>
      <text:p text:style-name="P90"><text:soft-page-break/><text:span text:style-name="T126">A</text:span><text:span text:style-name="T124"></text:span> B = f<text:span text:style-name="T122">select</text:span> ({A'<text:span text:style-name="T124"></text:span> B' | <text:span text:style-name="T124"></text:span> <text:s/>A"<text:span text:style-name="T124"></text:span> B" <text:span text:style-name="T124"></text:span> <text:s/><text:span text:style-name="T120">Ext </text:span><text:s/>| A"<text:span text:style-name="T124"></text:span> <text:s/>s <text:span text:style-name="T124"></text:span> <text:s/><text:tab/><text:tab/><text:tab/><text:tab/> <text:s text:c="13"/>f<text:span text:style-name="T122">Wert</text:span> (A',B',e) <text:span text:style-name="T124"></text:span> <text:s/>f<text:span text:style-name="T122">Wert</text:span> (A",B",e)},e) </text:p>
      <text:p text:style-name="P86"><text:span text:style-name="T126">For two functions f</text:span><text:span text:style-name="T122">Wert</text:span> : 2<text:span text:style-name="T128">F</text:span><text:span text:style-name="T124"></text:span> 2<text:span text:style-name="T128">F</text:span><text:span text:style-name="T124"></text:span><text:span text:style-name="T120">Env</text:span><text:span text:style-name="T124"></text:span> Nat<text:span text:style-name="T120"> </text:span><text:s/>and </text:p>
      <text:p text:style-name="P87"><text:tab/><text:span text:style-name="T126">f</text:span><text:span text:style-name="T122">select</text:span> : 2<text:span text:style-name="T127">2</text:span><text:span text:style-name="T128">F</text:span><text:span text:style-name="T129"></text:span><text:span text:style-name="T127">2</text:span><text:span text:style-name="T128">F</text:span><text:span text:style-name="T124"></text:span><text:span text:style-name="T120">Env</text:span><text:span text:style-name="T124"></text:span><text:span text:style-name="T120"> </text:span><text:s/>2<text:span text:style-name="T128">F</text:span><text:span text:style-name="T124"></text:span> 2<text:span text:style-name="T128">F</text:span></text:p>
      <text:p text:style-name="P73"><text:span text:style-name="T119"/></text:p>
      <text:p text:style-name="P72"/>
      <text:p text:style-name="P72"/>
      <text:p text:style-name="P25"><text:span text:style-name="T93">Our control will have a 25% random population kill rate, then a 25% selective population kill rate such that we save 50% of the population in each iteration to keep the population a constant size. Ou</text:span>r fwert function will consider hard and soft constraints, putting hard constraint violations at negative infinite value. </text:p>
      <text:p text:style-name="P5"/>
      <text:p text:style-name="P3"><text:span text:style-name="T36">Search Instance <text:tab/></text:span><text:span text:style-name="T5">Ins</text:span><text:span text:style-name="T16">SET</text:span><text:span text:style-name="T5"> = (s</text:span><text:span text:style-name="T15">0</text:span><text:span text:style-name="T16">-SET</text:span><text:span text:style-name="T5">, G</text:span><text:span text:style-name="T16">SET</text:span><text:span text:style-name="T5">) </text:span></text:p>
      <text:p text:style-name="P5"/>
      <text:p text:style-name="P25">Our starting state will be a <text:span text:style-name="T49">set of </text:span><text:span text:style-name="T50">randomly generated solutions </text:span><text:span text:style-name="T51">from a random Or Tree search. </text:span></text:p>
      <text:p text:style-name="P32"/>
      <text:p text:style-name="P15"><text:span text:style-name="T51">Due to the computational cost of creating a </text:span><text:span text:style-name="T52">good 'approximate solution', we would not like to compute this value. Therefore, our goal state is simply when we run out of time, as mutations can always be applied. </text:span></text:p>
      <text:p text:style-name="P14"/>
      <text:p text:style-name="P33">Example</text:p>
      <text:p text:style-name="P5"/>
      <text:p text:style-name="P37">Need to include an example. I'm thinking... </text:p>
      <text:p text:style-name="P37"/>
      <text:p text:style-name="P39">5 People <text:tab/><text:tab/><text:tab/>3 Rooms</text:p>
      <text:p text:style-name="P37">1 Manager<text:tab/><text:tab/><text:tab/>1 Large</text:p>
      <text:p text:style-name="P37">1 Team Lead<text:tab/><text:tab/><text:tab/>2 Small</text:p>
      <text:p text:style-name="P37">2 of Manager's team</text:p>
      <text:p text:style-name="P37">2 of Team Lead's Team</text:p>
      <text:p text:style-name="P5"/>
      <text:p text:style-name="P12">Notes and Development Ideas</text:p>
      <text:p text:style-name="P5"/>
      <text:p text:style-name="P5">Random thoughts on implementaitons and stuffs</text:p>
      <text:p text:style-name="P3"><text:span text:style-name="T1">//</text:span><text:span text:style-name="T32">Maxheap? Randomization? </text:span></text:p>
      <text:p text:style-name="P5"/>
      <text:p text:style-name="P11">Or Tree <text:span text:style-name="T54">Based </text:span>Search</text:p>
      <text:p text:style-name="P16"/>
      <text:p text:style-name="P20"><text:span text:style-name="T41">The idea behind an Or Tree is to treat each child of the source node as an alternative solution to a problem. Then, we wish to determine the best possible solution. Given the </text:span><text:soft-page-break/><text:span text:style-name="T41">set of soft and hard constraints for the Constraint Satisfaction problem, we </text:span><text:span text:style-name="T42">wish to determine the best possible solution for assigning all people to an office. </text:span></text:p>
      <text:p text:style-name="Standard"/>
      <text:p text:style-name="P6"><text:span text:style-name="T34">Search Model <text:tab/></text:span><text:span text:style-name="T3">A</text:span><text:span text:style-name="T14">V</text:span><text:span text:style-name="T3"> = (S</text:span><text:span text:style-name="T14">V</text:span><text:span text:style-name="T3">, T</text:span><text:span text:style-name="T14">V</text:span><text:span text:style-name="T3">)</text:span></text:p>
      <text:p text:style-name="P6"/>
      <text:p text:style-name="P21">Our Or Tree search model can be defined in terms of our search state and our available transitions. </text:p>
      <text:p text:style-name="P21"/>
      <text:p text:style-name="P21">A search state within our model is a list of persons such that these persons are not assigned to a room. These persons are in ordered form such that team leaders, project leaders and managers are considered first and put in the largest office possible. </text:p>
      <text:p text:style-name="P21"/>
      <text:p text:style-name="P21">Our transitions will be the assignment of a person to a room. </text:p>
      <text:p text:style-name="P6"/>
      <text:p text:style-name="P6"><text:span text:style-name="T34">Search </text:span><text:span text:style-name="T37">Process <text:tab/></text:span><text:span text:style-name="T3">P</text:span><text:span text:style-name="T13">V</text:span><text:span text:style-name="T3"> = (A</text:span><text:span text:style-name="T13">V</text:span><text:span text:style-name="T3">, Env</text:span><text:span text:style-name="T13">V</text:span><text:span text:style-name="T3">, K</text:span><text:span text:style-name="T13">V</text:span><text:span text:style-name="T3">)</text:span></text:p>
      <text:p text:style-name="P6"/>
      <text:p text:style-name="P21">Our search model is defined as above. </text:p>
      <text:p text:style-name="P21"/>
      <text:p text:style-name="P8"><text:span text:style-name="T43">Our environment will be defined as the rooms available. </text:span><text:span text:style-name="T44">The persons assigned will be part of our search tree state. </text:span></text:p>
      <text:p text:style-name="P22"/>
      <text:p text:style-name="P9"><text:span text:style-name="T45">Our control will be such that we evaluate by the hard and soft constraints. A solution will be determined as unsolveable if it violates a hard constraint. Other solutions will be defined by f</text:span><text:span text:style-name="T19">Altern</text:span><text:span text:style-name="T45"> by their relative soft constraint worth, given in the list of solutions. Given that this is not a genetic algorithm, we really need no sort of randomization... </text:span></text:p>
      <text:p text:style-name="P6"/>
      <text:p text:style-name="P19"><text:span text:style-name="T36">Search Instance <text:tab/></text:span><text:span text:style-name="T5">Ins</text:span><text:span text:style-name="T13">V</text:span><text:span text:style-name="T5"> = (s</text:span><text:span text:style-name="T15">0</text:span><text:span text:style-name="T13">-V</text:span><text:span text:style-name="T5">, G</text:span><text:span text:style-name="T13">V</text:span><text:span text:style-name="T5">) </text:span></text:p>
      <text:p text:style-name="P6"/>
      <text:p text:style-name="P23">Our initial search state will be the list of all rooms and all persons such that no person is assigned to any room. </text:p>
      <text:p text:style-name="P23"/>
      <text:p text:style-name="P7"><text:span text:style-name="T40">Our goal state will be to h</text:span><text:span text:style-name="T41">ave all persons assigned to a room, with all hard constraints satisfied. </text:span></text:p>
      <text:p text:style-name="P6"/>
      <text:p text:style-name="P34">Example</text:p>
      <text:p text:style-name="P10"/>
      <text:p text:style-name="P38">Need to include an example. I'm thinking... </text:p>
      <text:p text:style-name="P38"/>
      <text:p text:style-name="P40">5 People <text:tab/><text:tab/><text:tab/>3 Rooms</text:p>
      <text:p text:style-name="P38">1 Manager<text:tab/><text:tab/><text:tab/>1 Large</text:p>
      <text:p text:style-name="P38">1 Team Lead<text:tab/><text:tab/><text:tab/>2 Small</text:p>
      <text:p text:style-name="P38"><text:soft-page-break/>2 of Manager's team</text:p>
      <text:p text:style-name="P38">2 of Team Lead's Team</text:p>
      <text:p text:style-name="P6"/>
      <text:p text:style-name="P56"><text:span text:style-name="T114"># DIAGRAMS WOULD DO WELL HERE!!! </text:span></text:p>
      <text:p text:style-name="P6"/>
      <text:p text:style-name="P13">Notes and Development Ideas</text:p>
      <text:p text:style-name="P6"/>
      <text:p text:style-name="P6">Random thoughts on implementaitons and stuffs</text:p>
      <text:p text:style-name="P6"/>
      <text:p text:style-name="P23">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3"/>
      <text:p text:style-name="P7"><text:span text:style-name="T40">Another note is that we wish to store our current set in a form of max heap. </text:span><text:span text:style-name="T46">All the given penalties are in the form of </text:span><text:span text:style-name="T47">a </text:span><text:span text:style-name="T48">negative penalty, we can store our current d/s as a min-heap. </text:span></text:p>
      <text:p text:style-name="P17"/>
      <text:p text:style-name="P17"/>
      <text:p text:style-name="P2"><text:span text:style-name="T35">REFERENCES</text:span><text:span text:style-name="T2">: </text:span></text:p>
      <text:p text:style-name="P18"/>
      <text:p text:style-name="P2"><text:span text:style-name="T2">// </text:span><text:span text:style-name="T33">Kremer's and Andrew's notes </text:span></text:p>
      <text:p text:style-name="P30">// Should we find extra source(s)? <text:s/></text:p>
      <text:p text:style-name="P30"/>
      <text:p text:style-name="P30">// <text:span text:style-name="T53">Doesn't seem to be a whole lot out there in terms of where we should go.... </text:span></text:p>
      <text:p text:style-name="P48">// I think the notes should have to do... </text:p>
      <text:p text:style-name="P48"/>
      <text:p text:style-name="P18">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Lohit Hindi2" svg:font-family="'Lohit Hindi'"/>
    <style:font-face style:name="Liberation Serif1" svg:font-family="'Liberation Serif'" style:font-family-generic="roman"/>
    <style:font-face style:name="Apple Chancery" svg:font-family="'Apple Chancery'" style:font-pitch="variable"/>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9:11:33</dc:date>
    <meta:editing-cycles>69</meta:editing-cycles>
    <meta:editing-duration>PT16H56M36S</meta:editing-duration>
    <meta:generator>LibreOffice/3.6$Linux_X86_64 LibreOffice_project/360m1$Build-2</meta:generator>
    <meta:document-statistic meta:table-count="1" meta:image-count="0" meta:object-count="0" meta:page-count="7" meta:paragraph-count="113" meta:word-count="1526" meta:character-count="8595" meta:non-whitespace-character-count="7074"/>
    <meta:user-defined meta:name="Info 1"/>
    <meta:user-defined meta:name="Info 2"/>
    <meta:user-defined meta:name="Info 3"/>
    <meta:user-defined meta:name="Info 4"/>
  </office:meta>
</office:document-meta>
</file>